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1">
      <style:text-properties officeooo:rsid="00198233" officeooo:paragraph-rsid="00198233"/>
    </style:style>
    <style:style style:name="P2" style:family="paragraph" style:parent-style-name="Heading_20_1">
      <style:text-properties officeooo:paragraph-rsid="00198233"/>
    </style:style>
    <style:style style:name="T1" style:family="text">
      <style:text-properties officeooo:rsid="00198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2" text:outline-level="1"><text:span text:style-name="T1">Heading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7:15:35.549741958</meta:creation-date>
    <dc:date>2014-09-19T17:17:01.477672350</dc:date>
    <meta:editing-duration>P0D</meta:editing-duration>
    <meta:editing-cycles>1</meta:editing-cycles>
    <meta:document-statistic meta:table-count="0" meta:image-count="0" meta:object-count="0" meta:page-count="6" meta:paragraph-count="100" meta:word-count="200" meta:character-count="892" meta:non-whitespace-character-count="892"/>
    <meta:generator>LibreOffice/4.2.6.3$Linux_X86_64 LibreOffice_project/420m0$Build-3</meta:generator>
  </office:meta>
</office:document-meta>
</file>